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 SemiCondensed" svg:font-family="'Noto Sans Devanagari SemiCondensed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 key 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 key tw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 SemiCondensed" svg:font-family="'Noto Sans Devanagari SemiCondensed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 SemiCondensed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 SemiCondensed" style:font-family-complex="'Noto Sans Devanagari SemiCondensed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1:36:18.228887995</meta:creation-date>
    <dc:date>2024-02-07T11:36:59.674377374</dc:date>
    <meta:editing-duration>PT42S</meta:editing-duration>
    <meta:editing-cycles>1</meta:editing-cycles>
    <meta:document-statistic meta:table-count="1" meta:cell-count="6" meta:object-count="0"/>
    <meta:generator>LibreOffice/7.6.4.1$Linux_X86_64 LibreOffice_project/60$Build-1</meta:generator>
  </office:meta>
</office:document-meta>
</file>